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d72f6" officeooo:paragraph-rsid="000d72f6"/>
    </style:style>
    <style:style style:name="P2" style:family="paragraph" style:parent-style-name="Header">
      <style:text-properties officeooo:rsid="000d72f6" officeooo:paragraph-rsid="000d72f6"/>
    </style:style>
    <style:style style:name="P3" style:family="paragraph" style:parent-style-name="Standard">
      <style:text-properties officeooo:rsid="000e695a" officeooo:paragraph-rsid="000e695a"/>
    </style:style>
    <style:style style:name="P4" style:family="paragraph" style:parent-style-name="Standard">
      <style:text-properties fo:font-size="15pt" fo:font-weight="bold" officeooo:rsid="000e695a" officeooo:paragraph-rsid="000e695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normal" officeooo:rsid="000e695a" officeooo:paragraph-rsid="000e695a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2pt" fo:font-weight="normal" officeooo:rsid="000e695a" officeooo:paragraph-rsid="000e695a" style:font-size-asian="12pt" style:font-weight-asian="normal" style:font-size-complex="12pt" style:font-weight-complex="normal"/>
    </style:style>
    <style:style style:name="T1" style:family="text">
      <style:text-properties officeooo:rsid="000e69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Persona.java</text:p>
      <text:p text:style-name="P3"/>
      <text:p text:style-name="P3">package p1;</text:p>
      <text:p text:style-name="P3"/>
      <text:p text:style-name="P3">import java.util.UUID;</text:p>
      <text:p text:style-name="P3"/>
      <text:p text:style-name="P3"/>
      <text:p text:style-name="P3">public abstract class Persona {</text:p>
      <text:p text:style-name="P3"><text:s text:c="2"/></text:p>
      <text:p text:style-name="P3"><text:tab/>protected String id;</text:p>
      <text:p text:style-name="P3"><text:tab/>protected String name;</text:p>
      <text:p text:style-name="P3"><text:tab/>private int languaje;</text:p>
      <text:p text:style-name="P3"><text:tab/></text:p>
      <text:p text:style-name="P3"><text:s text:c="2"/>public Persona(String id, String name, int languaje) {</text:p>
      <text:p text:style-name="P3"><text:s text:c="4"/>super();</text:p>
      <text:p text:style-name="P3"><text:s text:c="4"/>this.id = id;</text:p>
      <text:p text:style-name="P3"><text:s text:c="4"/>this.name = name;</text:p>
      <text:p text:style-name="P3"><text:s text:c="4"/>this.languaje = languaje;</text:p>
      <text:p text:style-name="P3"><text:s text:c="2"/>}</text:p>
      <text:p text:style-name="P3"><text:s text:c="2"/></text:p>
      <text:p text:style-name="P3"><text:s text:c="2"/>public Persona() {</text:p>
      <text:p text:style-name="P3"><text:s text:c="4"/>this("0","sample",1);</text:p>
      <text:p text:style-name="P3"><text:s text:c="2"/>}</text:p>
      <text:p text:style-name="P3"/>
      <text:p text:style-name="P3"><text:s text:c="2"/>public String getId() {</text:p>
      <text:p text:style-name="P3"><text:s text:c="4"/>return id;</text:p>
      <text:p text:style-name="P3"><text:s text:c="2"/>}</text:p>
      <text:p text:style-name="P3"/>
      <text:p text:style-name="P3"><text:s text:c="2"/>public void setId(String id) {</text:p>
      <text:p text:style-name="P3"><text:s text:c="4"/>this.id = id;</text:p>
      <text:p text:style-name="P3"><text:s text:c="2"/>}</text:p>
      <text:p text:style-name="P3"/>
      <text:p text:style-name="P3"><text:s text:c="2"/>public String getName() {</text:p>
      <text:p text:style-name="P3"><text:s text:c="4"/>return name;</text:p>
      <text:p text:style-name="P3"><text:s text:c="2"/>}</text:p>
      <text:p text:style-name="P3"/>
      <text:p text:style-name="P3"><text:s text:c="2"/>public void setName(String name) {</text:p>
      <text:p text:style-name="P3"><text:s text:c="4"/>this.name = name;</text:p>
      <text:p text:style-name="P3"><text:s text:c="2"/>}</text:p>
      <text:p text:style-name="P3"/>
      <text:p text:style-name="P3"><text:s text:c="2"/>public int getLanguaje() {</text:p>
      <text:p text:style-name="P3"><text:s text:c="4"/>return languaje;</text:p>
      <text:p text:style-name="P3"><text:s text:c="2"/>}</text:p>
      <text:p text:style-name="P3"/>
      <text:p text:style-name="P3"><text:s text:c="2"/>public void setLanguaje(int languaje) {</text:p>
      <text:p text:style-name="P3"><text:s text:c="4"/>this.languaje = languaje;</text:p>
      <text:p text:style-name="P3"><text:s text:c="2"/>}</text:p>
      <text:p text:style-name="P3"><text:soft-page-break/></text:p>
      <text:p text:style-name="P3"><text:s text:c="2"/>@Override</text:p>
      <text:p text:style-name="P3"><text:s text:c="2"/>public String toString() {</text:p>
      <text:p text:style-name="P3"><text:s text:c="4"/>return "Persona [id=" + id + ", name=" + name + ", languaje=" + languaje + "]";</text:p>
      <text:p text:style-name="P3"><text:s text:c="2"/>}</text:p>
      <text:p text:style-name="P3"><text:s text:c="2"/></text:p>
      <text:p text:style-name="P3"><text:s text:c="2"/>@Override</text:p>
      <text:p text:style-name="P3"><text:s text:c="2"/>public int hashCode() {</text:p>
      <text:p text:style-name="P3"><text:s text:c="4"/>final int prime = 31;</text:p>
      <text:p text:style-name="P3"><text:s text:c="4"/>int result = 1;</text:p>
      <text:p text:style-name="P3"><text:s text:c="4"/>result = prime * result + ((id == null) ? 0 : id.hashCode());</text:p>
      <text:p text:style-name="P3"><text:s text:c="4"/>return result;</text:p>
      <text:p text:style-name="P3"><text:s text:c="2"/>}</text:p>
      <text:p text:style-name="P3"/>
      <text:p text:style-name="P3"><text:s text:c="2"/>@Override</text:p>
      <text:p text:style-name="P3"><text:s text:c="2"/>public boolean equals(Object obj) {</text:p>
      <text:p text:style-name="P3"><text:s text:c="4"/>if (this == obj)</text:p>
      <text:p text:style-name="P3"><text:s text:c="6"/>return true;</text:p>
      <text:p text:style-name="P3"><text:s text:c="4"/>if (obj == null)</text:p>
      <text:p text:style-name="P3"><text:s text:c="6"/>return false;</text:p>
      <text:p text:style-name="P3"><text:s text:c="4"/>if (getClass() != obj.getClass())</text:p>
      <text:p text:style-name="P3"><text:s text:c="6"/>return false;</text:p>
      <text:p text:style-name="P3"><text:s text:c="4"/>Persona other = (Persona) obj;</text:p>
      <text:p text:style-name="P3"><text:s text:c="4"/>if (id == null) {</text:p>
      <text:p text:style-name="P3"><text:s text:c="6"/>if (other.id != null)</text:p>
      <text:p text:style-name="P3"><text:s text:c="8"/>return false;</text:p>
      <text:p text:style-name="P3"><text:s text:c="4"/>} else if (!id.equals(other.id))</text:p>
      <text:p text:style-name="P3"><text:s text:c="6"/>return false;</text:p>
      <text:p text:style-name="P3"><text:s text:c="4"/>return true;</text:p>
      <text:p text:style-name="P3"><text:s text:c="2"/>}</text:p>
      <text:p text:style-name="P3"/>
      <text:p text:style-name="P3"><text:s text:c="2"/>public abstract String saluda();<text:tab/></text:p>
      <text:p text:style-name="P3">}</text:p>
      <text:p text:style-name="P3"/>
      <text:p text:style-name="P3">------------------------------------------------------------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Comprador.java</text:p>
      <text:p text:style-name="P4"/>
      <text:p text:style-name="P6">package p1;</text:p>
      <text:p text:style-name="P6"/>
      <text:p text:style-name="P6">public class Comprador extends Persona{</text:p>
      <text:p text:style-name="P6"><text:s text:c="2"/>public Comprador(String id, String name, int languaje) {</text:p>
      <text:p text:style-name="P6"><text:s text:c="4"/>super(id,name,languaje);</text:p>
      <text:p text:style-name="P6"><text:s text:c="2"/>}</text:p>
      <text:p text:style-name="P6"><text:s text:c="2"/>public Comprador() {</text:p>
      <text:p text:style-name="P6"><text:s text:c="4"/>super("0","sampleBuyer",1);</text:p>
      <text:p text:style-name="P6"><text:s text:c="2"/>}</text:p>
      <text:p text:style-name="P6"><text:s text:c="2"/>@Override</text:p>
      <text:p text:style-name="P6"><text:s text:c="2"/>public String saluda() { <text:s text:c="2"/></text:p>
      <text:p text:style-name="P6"><text:s text:c="4"/>return Traductor.traduce(getLanguaje(), "compra");</text:p>
      <text:p text:style-name="P6"><text:s text:c="2"/>}</text:p>
      <text:p text:style-name="P6">}</text:p>
      <text:p text:style-name="P5"/>
      <text:p text:style-name="P4">Vendedor.java</text:p>
      <text:p text:style-name="P4"/>
      <text:p text:style-name="P6">package p1;</text:p>
      <text:p text:style-name="P6"/>
      <text:p text:style-name="P6">public class Vendedor extends Persona{</text:p>
      <text:p text:style-name="P6"><text:s text:c="2"/></text:p>
      <text:p text:style-name="P6"><text:s text:c="2"/>public Vendedor(String id, String name, int languaje) {</text:p>
      <text:p text:style-name="P6"><text:s text:c="4"/>super(id,name,languaje);</text:p>
      <text:p text:style-name="P6"><text:s text:c="2"/>}</text:p>
      <text:p text:style-name="P6"><text:s text:c="2"/></text:p>
      <text:p text:style-name="P6"><text:s text:c="2"/>public Vendedor() {</text:p>
      <text:p text:style-name="P6"><text:s text:c="4"/>super("0","sampleSeller",1);</text:p>
      <text:p text:style-name="P6"><text:s text:c="2"/>}</text:p>
      <text:p text:style-name="P6"><text:s text:c="2"/>@Override</text:p>
      <text:p text:style-name="P6"><text:s text:c="2"/>public String saluda() { <text:s text:c="2"/></text:p>
      <text:p text:style-name="P6"><text:s text:c="4"/>return Traductor.traduce(getLanguaje(), "vende");</text:p>
      <text:p text:style-name="P6"><text:s text:c="2"/>}</text:p>
      <text:p text:style-name="P6">}</text:p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d72f6" officeooo:paragraph-rsid="000d72f6"/>
    </style:style>
    <style:style style:name="MP2" style:family="paragraph" style:parent-style-name="Footer">
      <style:text-properties officeooo:rsid="000d72f6" officeooo:paragraph-rsid="000d72f6"/>
    </style:style>
    <style:style style:name="MT1" style:family="text">
      <style:text-properties officeooo:rsid="000e69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 2º Evaluación<text:tab/> <text:s text:c="8"/><text:span text:style-name="MT1">P1</text:span> <text:s text:c="55"/>IES Francisco De Los Ríos</text:p>
      </style:header>
      <style:footer>
        <text:p text:style-name="MP2">Antonio Muñoz Cubero <text:tab/><text:tab/>1º Grado Superio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09:41:02.081214107</meta:creation-date>
    <dc:date>2021-03-10T10:04:04.808372840</dc:date>
    <meta:editing-duration>PT2S</meta:editing-duration>
    <meta:editing-cycles>1</meta:editing-cycles>
    <meta:document-statistic meta:table-count="0" meta:image-count="0" meta:object-count="0" meta:page-count="3" meta:paragraph-count="100" meta:word-count="280" meta:character-count="2219" meta:non-whitespace-character-count="1712"/>
    <meta:generator>LibreOffice/6.4.6.2$Linux_X86_64 LibreOffice_project/40$Build-2</meta:generator>
  </office:meta>
</office:document-meta>
</file>